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4.5035in" fo:margin-left="0in" table:align="left"/>
    </style:style>
    <style:style style:name="Table1.A" style:family="table-column">
      <style:table-column-properties style:column-width="1.691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0.9375in"/>
    </style:style>
    <style:style style:name="Table1.A1" style:family="table-cell">
      <style:table-cell-properties fo:background-color="transparent" fo:padding-left="0.0403in" fo:padding-right="0.0403in" fo:padding-top="0.0097in" fo:padding-bottom="0.0097in" fo:border="none" style:writing-mode="page">
        <style:background-image/>
      </style:table-cell-properties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2.25in" style:rel-column-width="32767*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text-properties style:font-name="Arial" fo:language="en" fo:country="US" fo:font-weight="bold" officeooo:rsid="0009b78c" officeooo:paragraph-rsid="0009b78c" style:font-weight-asian="bold" style:font-weight-complex="bold"/>
    </style:style>
    <style:style style:name="P2" style:family="paragraph" style:parent-style-name="Standard">
      <style:text-properties style:font-name="Arial" fo:language="en" fo:country="US" officeooo:rsid="0010e1f0" officeooo:paragraph-rsid="0010e1f0"/>
    </style:style>
    <style:style style:name="P3" style:family="paragraph" style:parent-style-name="Standard">
      <style:text-properties style:font-name="Arial" fo:font-size="5pt" fo:language="en" fo:country="US" officeooo:rsid="0009b78c" officeooo:paragraph-rsid="0009b78c" style:font-size-asian="4.34999990463257pt" style:font-size-complex="5pt"/>
    </style:style>
    <style:style style:name="P4" style:family="paragraph" style:parent-style-name="Standard">
      <style:text-properties style:font-name="Arial" fo:font-size="7pt" fo:language="en" fo:country="US" fo:font-style="italic" officeooo:rsid="0009b78c" officeooo:paragraph-rsid="0009b78c" style:font-size-asian="7pt" style:font-style-asian="italic" style:font-size-complex="7pt" style:font-style-complex="italic"/>
    </style:style>
    <style:style style:name="P5" style:family="paragraph" style:parent-style-name="Standard">
      <style:text-properties style:font-name="Arial" fo:font-size="8pt" fo:language="en" fo:country="US" officeooo:rsid="0009b78c" officeooo:paragraph-rsid="0009b78c" style:font-size-asian="7pt" style:font-size-complex="8pt"/>
    </style:style>
    <style:style style:name="P6" style:family="paragraph" style:parent-style-name="Standard">
      <style:text-properties style:font-name="Arial" fo:font-size="8pt" fo:language="en" fo:country="US" officeooo:rsid="00148c20" officeooo:paragraph-rsid="00148c20" style:font-size-asian="7pt" style:font-size-complex="8pt"/>
    </style:style>
    <style:style style:name="P7" style:family="paragraph" style:parent-style-name="Standard">
      <style:text-properties style:font-name="Arial" fo:font-size="8pt" fo:language="en" fo:country="US" fo:font-weight="bold" officeooo:rsid="00148c20" officeooo:paragraph-rsid="00148c20" style:font-size-asian="7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fo:language="en" fo:country="US" fo:font-weight="bold" officeooo:rsid="00148c20" officeooo:paragraph-rsid="00148c20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1085" officeooo:paragraph-rsid="00131085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1085" officeooo:paragraph-rsid="0014126c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4126c" officeooo:paragraph-rsid="0014126c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solid" style:text-underline-width="auto" style:text-underline-color="font-color" fo:font-weight="bold" officeooo:rsid="00131085" officeooo:paragraph-rsid="00131085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solid" style:text-underline-width="auto" style:text-underline-color="font-color" fo:font-weight="bold" officeooo:rsid="00131085" officeooo:paragraph-rsid="0014126c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solid" style:text-underline-width="auto" style:text-underline-color="font-color" fo:font-weight="bold" officeooo:rsid="0014126c" officeooo:paragraph-rsid="0014126c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b505b" officeooo:paragraph-rsid="000b50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b505b" officeooo:paragraph-rsid="000d196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d1964" officeooo:paragraph-rsid="000d196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d7bee" officeooo:paragraph-rsid="000d7b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d7bee" officeooo:paragraph-rsid="000f47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f47da" officeooo:paragraph-rsid="000f47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d1964"/>
    </style:style>
    <style:style style:name="T4" style:family="text">
      <style:text-properties officeooo:rsid="000f47d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d Leadership Directory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Bishop</text:p>
          </table:table-cell>
          <table:table-cell table:style-name="Table1.A1" office:value-type="string">
            <text:p text:style-name="P15">T<text:span text:style-name="T3">1</text:span>_<text:span text:style-name="T3">1_</text:span>BISHOP</text:p>
          </table:table-cell>
          <table:table-cell table:style-name="Table1.A1" office:value-type="string">
            <text:p text:style-name="P16">T<text:span text:style-name="T3">1_1_PH</text:span></text:p>
          </table:table-cell>
        </table:table-row>
        <table:table-row>
          <table:table-cell table:style-name="Table1.A1" office:value-type="string">
            <text:p text:style-name="P15">1<text:span text:style-name="T1">st</text:span> Counselor</text:p>
          </table:table-cell>
          <table:table-cell table:style-name="Table1.A1" office:value-type="string">
            <text:p text:style-name="P18">T1_2_1ST_COUNSELOR</text:p>
          </table:table-cell>
          <table:table-cell table:style-name="Table1.A1" office:value-type="string">
            <text:p text:style-name="P18">T1_2_PH</text:p>
          </table:table-cell>
        </table:table-row>
        <table:table-row>
          <table:table-cell table:style-name="Table1.A1" office:value-type="string">
            <text:p text:style-name="P15">2<text:span text:style-name="T1">nd</text:span> Counselor</text:p>
          </table:table-cell>
          <table:table-cell table:style-name="Table1.A1" office:value-type="string">
            <text:p text:style-name="P18">T1_3_2ND_COUNSELOR</text:p>
          </table:table-cell>
          <table:table-cell table:style-name="Table1.A1" office:value-type="string">
            <text:p text:style-name="P18">T1_3_PH</text:p>
          </table:table-cell>
        </table:table-row>
        <table:table-row>
          <table:table-cell table:style-name="Table1.A1" office:value-type="string">
            <text:p text:style-name="P15">Ward Clerk</text:p>
          </table:table-cell>
          <table:table-cell table:style-name="Table1.A1" office:value-type="string">
            <text:p text:style-name="P18">T1_4_<text:span text:style-name="T4">WARD_CLERK</text:span></text:p>
          </table:table-cell>
          <table:table-cell table:style-name="Table1.A1" office:value-type="string">
            <text:p text:style-name="P19">T1_4_PH</text:p>
          </table:table-cell>
        </table:table-row>
        <table:table-row>
          <table:table-cell table:style-name="Table1.A1" office:value-type="string">
            <text:p text:style-name="P15">Executive Secretary</text:p>
          </table:table-cell>
          <table:table-cell table:style-name="Table1.A1" office:value-type="string">
            <text:p text:style-name="P18">T1_5_<text:span text:style-name="T4">EXEC_SECRETARY</text:span></text:p>
          </table:table-cell>
          <table:table-cell table:style-name="Table1.A1" office:value-type="string">
            <text:p text:style-name="P19">T1_5_PH</text:p>
          </table:table-cell>
        </table:table-row>
        <table:table-row>
          <table:table-cell table:style-name="Table1.A1" office:value-type="string">
            <text:p text:style-name="P15">Relief Society President</text:p>
          </table:table-cell>
          <table:table-cell table:style-name="Table1.A1" office:value-type="string">
            <text:p text:style-name="P18">T1_6_<text:span text:style-name="T4">RELIEF_SOC_PRES</text:span></text:p>
          </table:table-cell>
          <table:table-cell table:style-name="Table1.A1" office:value-type="string">
            <text:p text:style-name="P19">T1_6_PH</text:p>
          </table:table-cell>
        </table:table-row>
        <table:table-row>
          <table:table-cell table:style-name="Table1.A1" office:value-type="string">
            <text:p text:style-name="P15">Elders Quorum President</text:p>
          </table:table-cell>
          <table:table-cell table:style-name="Table1.A1" office:value-type="string">
            <text:p text:style-name="P18">T1_7_<text:span text:style-name="T4">ELDERS_Q_PRES</text:span></text:p>
          </table:table-cell>
          <table:table-cell table:style-name="Table1.A1" office:value-type="string">
            <text:p text:style-name="P19">T1_7_PH</text:p>
          </table:table-cell>
        </table:table-row>
        <table:table-row>
          <table:table-cell table:style-name="Table1.A1" office:value-type="string">
            <text:p text:style-name="P17">Young Men President</text:p>
          </table:table-cell>
          <table:table-cell table:style-name="Table1.A1" office:value-type="string">
            <text:p text:style-name="P18">T1_8_<text:span text:style-name="T4">YM_PRES</text:span></text:p>
          </table:table-cell>
          <table:table-cell table:style-name="Table1.A1" office:value-type="string">
            <text:p text:style-name="P19">T1_8_PH</text:p>
          </table:table-cell>
        </table:table-row>
        <table:table-row>
          <table:table-cell table:style-name="Table1.A1" office:value-type="string">
            <text:p text:style-name="P17">Young Women President</text:p>
          </table:table-cell>
          <table:table-cell table:style-name="Table1.A1" office:value-type="string">
            <text:p text:style-name="P18">T1_9_<text:span text:style-name="T4">YW_PRES</text:span></text:p>
          </table:table-cell>
          <table:table-cell table:style-name="Table1.A1" office:value-type="string">
            <text:p text:style-name="P19">T1_9_PH</text:p>
          </table:table-cell>
        </table:table-row>
        <table:table-row>
          <table:table-cell table:style-name="Table1.A1" office:value-type="string">
            <text:p text:style-name="P17">Primary President</text:p>
          </table:table-cell>
          <table:table-cell table:style-name="Table1.A1" office:value-type="string">
            <text:p text:style-name="P18">T1_10_<text:span text:style-name="T4">PRIMARY_PRES</text:span></text:p>
          </table:table-cell>
          <table:table-cell table:style-name="Table1.A1" office:value-type="string">
            <text:p text:style-name="P19">T1_10_PH</text:p>
          </table:table-cell>
        </table:table-row>
        <table:table-row>
          <table:table-cell table:style-name="Table1.A1" office:value-type="string">
            <text:p text:style-name="P17">Sunday School President</text:p>
          </table:table-cell>
          <table:table-cell table:style-name="Table1.A1" office:value-type="string">
            <text:p text:style-name="P18">T1_11_<text:span text:style-name="T4">SUNDAY_SCH_PRES</text:span></text:p>
          </table:table-cell>
          <table:table-cell table:style-name="Table1.A1" office:value-type="string">
            <text:p text:style-name="P19">T1_11_PH</text:p>
          </table:table-cell>
        </table:table-row>
        <table:table-row>
          <table:table-cell table:style-name="Table1.A1" office:value-type="string">
            <text:p text:style-name="P17">Ward Mission Leader</text:p>
          </table:table-cell>
          <table:table-cell table:style-name="Table1.A1" office:value-type="string">
            <text:p text:style-name="P18">T1_12_<text:span text:style-name="T4">WARD_MISSION_LDR</text:span></text:p>
          </table:table-cell>
          <table:table-cell table:style-name="Table1.A1" office:value-type="string">
            <text:p text:style-name="P19">T1_12_PH</text:p>
          </table:table-cell>
        </table:table-row>
        <table:table-row>
          <table:table-cell table:style-name="Table1.A1" office:value-type="string">
            <text:p text:style-name="P17">Full-Time Missionaries</text:p>
          </table:table-cell>
          <table:table-cell table:style-name="Table1.A1" office:value-type="string">
            <text:p text:style-name="P18">T1_13_<text:span text:style-name="T4">FT_MISSION_SISTERS</text:span></text:p>
            <text:p text:style-name="P21">T1_14_FT_MISSION_ELDERS</text:p>
          </table:table-cell>
          <table:table-cell table:style-name="Table1.A1" office:value-type="string">
            <text:p text:style-name="P19">T1_13_PH</text:p>
            <text:p text:style-name="P20">T1_1<text:span text:style-name="T4">4</text:span>_PH</text:p>
          </table:table-cell>
        </table:table-row>
        <table:table-row>
          <table:table-cell table:style-name="Table1.A1" office:value-type="string">
            <text:p text:style-name="P17">Ward Bulletin Coordinator</text:p>
          </table:table-cell>
          <table:table-cell table:style-name="Table1.A1" table:number-columns-spanned="2" office:value-type="string">
            <text:p text:style-name="P21">See bottom of Announcements pg.</text:p>
          </table:table-cell>
          <table:covered-table-cell/>
        </table:table-row>
      </table:table>
      <text:p text:style-name="P4">For the complete ward directory please log in to your LDS account at <text:a xlink:type="simple" xlink:href="http://www.lds.org/" text:style-name="Internet_20_link" text:visited-style-name="Visited_20_Internet_20_Link">www.lds.org</text:a>, or use the LDS Tools App on your phone. If you don’t have an LDS account, ask the Ward Clerk for your membership number so you can create one.</text:p>
      <text:p text:style-name="P3"/>
      <text:p text:style-name="P2"><text:span text:style-name="T5">Missionaries from our Ward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2">Elder First Last</text:p>
            <text:p text:style-name="P9">9999 Street Name St.</text:p>
            <text:p text:style-name="P9">City, CA 99999</text:p>
            <text:p text:style-name="P9"><text:a xlink:type="simple" xlink:href="mailto:email@myldsmail.net" text:style-name="Internet_20_link" text:visited-style-name="Visited_20_Internet_20_Link">email@myldsmail.net</text:a></text:p>
            <text:p text:style-name="P9"/>
            <text:p text:style-name="P14">Sister Soandso Soandso</text:p>
            <text:p text:style-name="P11">1947 Far Away Place</text:p>
            <text:p text:style-name="P11">Distant City, Strange Land</text:p>
            <text:p text:style-name="P11">Unpronouncable Country</text:p>
            <text:p text:style-name="P11"><text:a xlink:type="simple" xlink:href="mailto:soandso.soandso@myldsmail.net" text:style-name="Internet_20_link" text:visited-style-name="Visited_20_Internet_20_Link">soandso.soandso@myldsmail.net</text:a> </text:p>
          </table:table-cell>
          <table:table-cell table:style-name="Table2.A1" office:value-type="string">
            <text:p text:style-name="P13">Elder First Last</text:p>
            <text:p text:style-name="P10">9999 Street Name St.</text:p>
            <text:p text:style-name="P10">City, CA 99999</text:p>
            <text:p text:style-name="P10"><text:a xlink:type="simple" xlink:href="mailto:email@myldsmail.net" text:style-name="Internet_20_link" text:visited-style-name="Visited_20_Internet_20_Link">email@myldsmail.net</text:a></text:p>
            <text:p text:style-name="P10"/>
            <text:p text:style-name="P14">Sister Soandso Soandso</text:p>
            <text:p text:style-name="P11">1947 Far Away Place</text:p>
            <text:p text:style-name="P11">Distant City, Strange Land</text:p>
            <text:p text:style-name="P11">Unpronouncable Country</text:p>
            <text:p text:style-name="P11"><text:a xlink:type="simple" xlink:href="mailto:soandso.soandso@myldsmail.net" text:style-name="Internet_20_link" text:visited-style-name="Visited_20_Internet_20_Link">soandso.soandso@myldsmail.net</text:a> </text:p>
          </table:table-cell>
        </table:table-row>
      </table:table>
      <text:p text:style-name="P5"/>
      <text:p text:style-name="P8">Announcements (Cont.)</text:p>
      <text:p text:style-name="P5"/>
      <text:p text:style-name="P7">Accouncement Name – 4pm – <text:span text:style-name="T6">9:30pm 18 Sept.</text:span></text:p>
      <text:p text:style-name="P6">These are the announcement details. Please sign up.</text:p>
      <text:p text:style-name="P5"/>
      <text:p text:style-name="P7">Accouncement Name – 4pm – <text:span text:style-name="T6">9:30pm 18 Sept.</text:span></text:p>
      <text:p text:style-name="P6">These are the announcement details. Please sign up.</text:p>
      <text:p text:style-name="P5"/>
      <text:p text:style-name="P7">Accouncement Name – 4pm – <text:span text:style-name="T6">9:30pm 18 Sept.</text:span></text:p>
      <text:p text:style-name="P6">These are the announcement details. Please sign up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5in" fo:margin-right="0.5in" style:writing-mode="lr-tb" style:footnote-max-height="0in">
        <style:columns fo:column-count="2" fo:column-gap="1in">
          <style:column style:rel-width="7200*" fo:start-indent="0in" fo:end-indent="0.5in"/>
          <style:column style:rel-width="7200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21:45:50.667719713</meta:creation-date>
    <dc:date>2018-08-18T22:22:12.714628905</dc:date>
    <meta:editing-duration>PT36M15S</meta:editing-duration>
    <meta:editing-cycles>15</meta:editing-cycles>
    <meta:generator>LibreOffice/6.1.0.3$Linux_X86_64 LibreOffice_project/efb621ed25068d70781dc026f7e9c5187a4decd1</meta:generator>
    <meta:document-statistic meta:table-count="2" meta:image-count="0" meta:object-count="0" meta:page-count="1" meta:paragraph-count="71" meta:word-count="211" meta:character-count="1587" meta:non-whitespace-character-count="1439"/>
  </office:meta>
</office:document-meta>
</file>